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officeooo:rsid="00052fcc" officeooo:paragraph-rsid="00052fcc"/>
    </style:style>
    <style:style style:name="P2" style:family="paragraph" style:parent-style-name="Standard">
      <style:paragraph-properties fo:text-align="justify" style:justify-single-word="false"/>
      <style:text-properties officeooo:rsid="00052fcc" officeooo:paragraph-rsid="00052fcc"/>
    </style:style>
    <style:style style:name="P3" style:family="paragraph" style:parent-style-name="Standard">
      <style:paragraph-properties fo:text-align="center" style:justify-single-word="false"/>
      <style:text-properties fo:font-weight="bold" officeooo:rsid="00052fcc" officeooo:paragraph-rsid="00052fcc" style:font-weight-asian="bold" style:font-weight-complex="bold"/>
    </style:style>
    <style:style style:name="P4" style:family="paragraph" style:parent-style-name="Standard">
      <style:paragraph-properties fo:text-align="justify" style:justify-single-word="false"/>
      <style:text-properties officeooo:rsid="0006d9ae" officeooo:paragraph-rsid="0006d9ae"/>
    </style:style>
    <style:style style:name="T1" style:family="text">
      <style:text-properties officeooo:rsid="0006d9a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t Technologique</text:p>
      <text:p text:style-name="P1">Rapport pour le rendu du mercredi 3 octobre</text:p>
      <text:p text:style-name="P2"/>
      <text:p text:style-name="P2"><text:tab/>Nous avons travaillé de manière séparé pour que tout le monde ai des bases en c++ et avec les librairies de Qt et OpenCV.</text:p>
      <text:p text:style-name="P2"/>
      <text:p text:style-name="P2"><text:tab/>Au cours du premier TD, nous avons appris à manipuler QtCreator et sa librairy. Nous avons soit utilisé l’éditeur graphique d’UI de Qt <text:span text:style-name="T1">(couplé avec l’éditeur d’actions pour faire fonctionner chaques boutons)</text:span>, soit uniquement l’éditeur de code.</text:p>
      <text:p text:style-name="P2"/>
      <text:p text:style-name="P2"/>
      <text:p text:style-name="P2"/>
      <text:p text:style-name="P2"><text:tab/>Depuis la dernière séance, nous avons dû implémenter deux fonctions permettant de convertir une image stocké dans une variable de type Qimage (resp. cv::Mat) vers une variable de type cv::Mat (resp. Qimage).</text:p>
      <text:p text:style-name="P4">Pour cela, nous avons utilisé la bibliothèque opencv. Il nous a donc d’abord fallu rechercher comment importer les libs nécessaires au projet dans le qMakeFile.</text:p>
      <text:p text:style-name="P2"/>
      <text:p text:style-name="P2"/>
      <text:p text:style-name="P2"><text:tab/>Nous avons également amélioré notre code pour afficher chaque nouvelles versions de l’image dans une fenêtre distincte, en utilisant un Qlabel et QpixMap pour la variable de type Qimage (resp. imshow et namedWindow pour le cas des cv::Mat)</text:p>
      <text:p text:style-name="P2"/>
      <text:p text:style-name="P2"/>
      <text:p text:style-name="P2"><text:tab/>Afin de correctement implémenter ces deux fonctions, nous avons dû regarder le principe de ces deux types (Qimage et cv::mat) et chercher un moyen de conversion entre les formats de ces deux types. <text:span text:style-name="T1">En effet, nous sommes avons dû chercher pourquoi les images étaient mal converties (elles devenaient « brouillées » dès la première conversion d’une Qimage vers cv::Mat mais ne retournait pas d’erreur) </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2T16:10:36.595603020</meta:creation-date>
    <dc:date>2018-10-02T16:31:44.119000586</dc:date>
    <meta:editing-duration>PT1S</meta:editing-duration>
    <meta:editing-cycles>1</meta:editing-cycles>
    <meta:document-statistic meta:table-count="0" meta:image-count="0" meta:object-count="0" meta:page-count="1" meta:paragraph-count="8" meta:word-count="230" meta:character-count="1438" meta:non-whitespace-character-count="1210"/>
    <meta:generator>LibreOffice/5.2.7.2$Linux_X86_64 LibreOffice_project/20m0$Build-2</meta:generator>
  </office:meta>
</office:document-meta>
</file>